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rbel" fo:font-size="10pt" officeooo:rsid="000c90d8" officeooo:paragraph-rsid="000c90d8" style:font-size-asian="10pt" style:font-size-complex="10pt"/>
    </style:style>
    <style:style style:name="P2" style:family="paragraph" style:parent-style-name="Text_20_body">
      <style:text-properties style:font-name="Corbel" fo:font-size="10pt" officeooo:rsid="000c90d8" officeooo:paragraph-rsid="000c90d8" style:font-size-asian="10pt" style:font-size-complex="10pt"/>
    </style:style>
    <style:style style:name="P3" style:family="paragraph" style:parent-style-name="Text_20_body">
      <style:text-properties style:font-name="Corbel" fo:font-size="10pt" officeooo:rsid="000c90d8" style:font-size-asian="10pt" style:font-size-complex="10pt"/>
    </style:style>
    <style:style style:name="P4" style:family="paragraph" style:parent-style-name="Standard">
      <style:text-properties style:font-name="Corbel" fo:font-size="10pt" officeooo:rsid="000c90d8" officeooo:paragraph-rsid="000d1d90" style:font-size-asian="10pt" style:font-size-complex="10pt"/>
    </style:style>
    <style:style style:name="P5" style:family="paragraph" style:parent-style-name="Standard">
      <style:text-properties style:font-name="Corbel" fo:font-size="10pt" officeooo:rsid="000c90d8" officeooo:paragraph-rsid="000d9e2b" style:font-size-asian="10pt" style:font-size-complex="10pt"/>
    </style:style>
    <style:style style:name="P6" style:family="paragraph" style:parent-style-name="Text_20_body">
      <style:text-properties style:font-name="Corbel" fo:font-size="10pt" officeooo:rsid="000c90d8" officeooo:paragraph-rsid="000d9e2b" style:font-size-asian="10pt" style:font-size-complex="10pt"/>
    </style:style>
    <style:style style:name="P7" style:family="paragraph" style:parent-style-name="Text_20_body">
      <style:text-properties style:font-name="Corbel" fo:font-size="10pt" style:font-size-asian="10pt" style:font-size-complex="10pt"/>
    </style:style>
    <style:style style:name="P8" style:family="paragraph" style:parent-style-name="Text_20_body">
      <style:text-properties style:font-name="Corbel" fo:font-size="10pt" officeooo:paragraph-rsid="000c90d8" style:font-size-asian="10pt" style:font-size-complex="10pt"/>
    </style:style>
    <style:style style:name="P9" style:family="paragraph" style:parent-style-name="Text_20_body">
      <style:text-properties style:font-name="Corbel" fo:font-size="10pt" officeooo:paragraph-rsid="000c90d8"/>
    </style:style>
    <style:style style:name="P10" style:family="paragraph" style:parent-style-name="Standard">
      <style:text-properties style:font-name="Corbel" fo:font-size="12pt" style:text-underline-style="solid" style:text-underline-width="auto" style:text-underline-color="font-color" fo:font-weight="bold" officeooo:rsid="000c90d8" officeooo:paragraph-rsid="000c90d8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orbel" fo:font-size="12pt" style:text-underline-style="solid" style:text-underline-width="auto" style:text-underline-color="font-color" fo:font-weight="bold" officeooo:rsid="000d1d90" officeooo:paragraph-rsid="000d1d90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Corbel" fo:font-size="10pt" officeooo:paragraph-rsid="000fe234" style:font-size-asian="10pt" style:font-size-complex="10pt"/>
    </style:style>
    <style:style style:name="P13" style:family="paragraph" style:parent-style-name="Standard">
      <style:text-properties style:font-name="Corbel" fo:font-size="10pt" officeooo:rsid="000c90d8" officeooo:paragraph-rsid="000c90d8" style:font-size-asian="10pt" style:font-size-complex="10pt"/>
    </style:style>
    <style:style style:name="T1" style:family="text">
      <style:text-properties officeooo:rsid="000c90d8"/>
    </style:style>
    <style:style style:name="T2" style:family="text">
      <style:text-properties fo:font-variant="normal" fo:text-transform="none" fo:color="#1f1f1f" loext:opacity="100%" fo:letter-spacing="normal" fo:language="fr" fo:country="FR" fo:font-style="normal" fo:font-weight="normal"/>
    </style:style>
    <style:style style:name="T3" style:family="text">
      <style:text-properties fo:font-variant="normal" fo:text-transform="none" fo:color="#1f1f1f" loext:opacity="100%" fo:letter-spacing="normal" fo:language="fr" fo:country="FR" fo:font-style="normal" fo:font-weight="normal" style:font-size-asian="10pt" style:font-size-complex="10pt"/>
    </style:style>
    <style:style style:name="T4" style:family="text">
      <style:text-properties style:font-size-asian="10pt" style:font-size-complex="10pt"/>
    </style:style>
    <style:style style:name="T5" style:family="text">
      <style:text-properties officeooo:rsid="000c90d8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earn french with Judy lesson 10</text:p>
      <text:p text:style-name="P11">​​French female, not too fast and slower on longer sentence, optimize to learn French.</text:p>
      <text:p text:style-name="P1"/>
      <text:p text:style-name="P2">I want to do it now because it’s very important for me.<text:line-break/>Je veux le faire maintenant parce que c’est très important pour moi.</text:p>
      <text:p text:style-name="P7">Something.<text:line-break/>Quelque chose.</text:p>
      <text:p text:style-name="P7">Someone.<text:line-break/>Quelqu’un.</text:p>
      <text:p text:style-name="P7">To know.<text:line-break/>I know. You know. He knows. She knows.<text:line-break/>Savoir.<text:line-break/>Je sais. Tu sais. Il sait. Elle sait. </text:p>
      <text:p text:style-name="P7">To know.<text:line-break/>We know. You know. They know. They know.<text:line-break/>Savoir.<text:line-break/>Nous savons. Vous savez. Ils savent. Elles savent. </text:p>
      <text:p text:style-name="P8">I would like. You would like. He would like. She would like.<text:line-break/>Je voudrais. Tu voudrais. Il voudrait. Elle voudrait.</text:p>
      <text:p text:style-name="P7">We would like. You would like. They would like. They would like.<text:line-break/>Nous voudrions. Vous voudriez. Ils voudraient. Elles voudraient. </text:p>
      <text:p text:style-name="P7">I would like to know.<text:line-break/>Je voudrais savoir.</text:p>
      <text:p text:style-name="P7">I would like to know something.<text:line-break/>Je voudrais savoir quelque chose.</text:p>
      <text:p text:style-name="P7">I eat. You eat. He eats. She eats.<text:line-break/>Je mange. Tu manges. Il mange. Elle mange. </text:p>
      <text:p text:style-name="P7">We eat. You eat. They eat. They eat.<text:line-break/>Nous mangeons. Vous mangez. Ils mangent. Elles mangent. </text:p>
      <text:p text:style-name="P7">I would like to eat something.<text:line-break/>Je voudrais manger quelque chose.</text:p>
      <text:p text:style-name="P9"><text:span text:style-name="T5">To invite. </text:span><text:span text:style-name="T4">I invite. You invite. He invites. She invites.<text:line-break/></text:span><text:span text:style-name="T3">Inviter. </text:span><text:span text:style-name="T4">J’invite. Tu invites. Il invite. Elle invite. </text:span></text:p>
      <text:p text:style-name="P8"><text:span text:style-name="T1">To invite. </text:span>We invite. You invite. They invite. They invite.<text:line-break/><text:span text:style-name="T2">Inviter. </text:span>Nous invitons. Vous invitez. Ils invitent. Elles invitent. </text:p>
      <text:p text:style-name="P7">Sorry, but I have to invite someone now.<text:line-break/>Désolé, mais je dois inviter quelqu’un maintenant.</text:p>
      <text:p text:style-name="P7">Not now, later.<text:line-break/>Pas maintenant, plus tard.</text:p>
      <text:p text:style-name="P7">I’m really busy.<text:line-break/>Je suis vraiment occupé.</text:p>
      <text:p text:style-name="P7">No problem.<text:line-break/>Pas de problème.</text:p>
      <text:p text:style-name="P7"><text:soft-page-break/>Do you want to leave now?<text:line-break/>Est-ce que tu veux partir maintenant ?</text:p>
      <text:p text:style-name="P7">Do you want to leave now? (formal)<text:line-break/>Est-ce que vous voulez partir maintenant ?</text:p>
      <text:p text:style-name="P7"/>
      <text:p text:style-name="P7">To invite someone.<text:line-break/>Inviter quelqu’un.<text:line-break/><text:line-break/>I would like to invite someone.<text:line-break/>Je voudrais inviter quelqu’un.<text:line-break/><text:line-break/>I want. You want. He wants. She wants.<text:line-break/>Je veux. Tu veux. Il veut. Elle veut. <text:line-break/><text:line-break/>We want. You want. They want. They want.<text:line-break/>Nous voulons. Vous voulez. Ils veulent. Elles veulent. <text:line-break/><text:line-break/>Do you want?<text:line-break/>Est-ce que vous voulez ?<text:line-break/><text:line-break/>You want to invite.<text:line-break/>Vous voulez inviter.<text:line-break/><text:line-break/>Do you want to invite?<text:line-break/>Est-ce que vous voulez inviter ?<text:line-break/><text:line-break/>Do you want to invite someone?<text:line-break/>Est-ce que vous voulez inviter quelqu’un ?<text:line-break/><text:line-break/>Something else.<text:line-break/>Autre chose.<text:line-break/><text:line-break/>Do you want to eat something else?<text:line-break/>Est-ce que vous voulez manger autre chose ?</text:p>
      <text:p text:style-name="P4"><text:line-break/>I would like to eat something else<text:line-break/>Je voudrais manger autre chose<text:line-break/><text:line-break/>To have.<text:line-break/>I have. You have. He has. She has. We have. You have. They have. They have.<text:line-break/>Avoir.<text:line-break/>J’ai. Tu as. Il a. Elle a. Nous avons. Vous avez. Ils ont. Elles ont. </text:p>
      <text:p text:style-name="P1"/>
      <text:p text:style-name="P1"><text:line-break/>Do you have something? (singular, informal)<text:line-break/>Est-ce que tu as quelque chose ?<text:line-break/><text:line-break/>Do you have something? (plural or formal)<text:line-break/>Est-ce que vous avez quelque chose ?</text:p>
      <text:p text:style-name="P1"/>
      <text:p text:style-name="P12">------------------</text:p>
      <text:p text:style-name="P5"><text:soft-page-break/>I have something else<text:line-break/>J’ai autre chose</text:p>
      <text:p text:style-name="P5"/>
      <text:p text:style-name="P5">For me.<text:line-break/>Pour moi.<text:line-break/><text:line-break/>For you (informal / singular). For you (formal or plural).<text:line-break/>Pour toi. Pour vous.<text:line-break/><text:line-break/>Do you have something for me?<text:line-break/>Est-ce que vous avez quelque chose pour moi ?<text:line-break/><text:line-break/>I have something else for you<text:line-break/>J’ai autre chose pour toi.<text:line-break/><text:line-break/>I have something for you<text:line-break/>J’ai quelque chose pour toi.<text:line-break/><text:line-break/>To invite.<text:line-break/>I invite. You invite. He invites. She invites. We invite. You invite. They invite. They invite.</text:p>
      <text:p text:style-name="P5"><text:line-break/>Inviter.<text:line-break/>J’invite. Tu invites. Il invite. Elle invite. Nous invitons. Vous invitez. Ils invitent. Elles invitent.</text:p>
      <text:p text:style-name="P1"/>
      <text:p text:style-name="P1"/>
      <text:p text:style-name="P3">Do you want to eat something?<text:line-break/>Est-ce que vous voulez manger quelque chose ?</text:p>
      <text:p text:style-name="P3">I would like to eat something else.<text:line-break/>Je voudrais manger autre chose.</text:p>
      <text:p text:style-name="P3">I would like to have something else.<text:line-break/>Je voudrais avoir autre chose.</text:p>
      <text:p text:style-name="P6">To learn.<text:line-break/>I learn. You learn. He learns. She learns. We learn. You learn. They learn. They learn.</text:p>
      <text:p text:style-name="P6">Apprendre.<text:line-break/>J’apprends. Tu apprends. Il apprend. Elle apprend. Nous apprenons. Vous apprenez. Ils apprennent. Elles apprennent.</text:p>
      <text:p text:style-name="P1"/>
      <text:p text:style-name="P1"><text:line-break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11:53:59.140000000</meta:creation-date>
    <dc:date>2025-12-29T18:20:08.309345176</dc:date>
    <meta:editing-duration>PT1H22M28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3" meta:paragraph-count="35" meta:word-count="633" meta:character-count="3646" meta:non-whitespace-character-count="3014"/>
  </office:meta>
</office:document-meta>
</file>